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solid" style:text-underline-width="auto" style:text-underline-color="font-color"/>
    </style:style>
    <style:style style:name="T5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6_9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6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M. Ellinger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October 26, 1891</text:p>
      <text:p text:style-name="P6">Month<text:tab/><text:tab/><text:tab/><text:tab/><text:tab/><text:tab/>October</text:p>
      <text:p text:style-name="P6">Year<text:tab/><text:tab/><text:tab/><text:tab/><text:tab/><text:tab/>1891</text:p>
      <text:p text:style-name="P6">Hebrew Date<text:tab/><text:tab/><text:tab/><text:tab/><text:tab/></text:p>
      <text:p text:style-name="P6">Undated</text:p>
      <text:p text:style-name="P6">City<text:tab/><text:tab/><text:tab/><text:tab/><text:tab/><text:tab/>New York</text:p>
      <text:p text:style-name="P6">State<text:tab/><text:tab/><text:tab/><text:tab/><text:tab/><text:tab/>NY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2">Office of the Surrogate,/</text:p>
      <text:p text:style-name="P2">NEW YORK COUNTY COURT HOUSE,/</text:p>
      <text:p text:style-name="P4">New York, Oct 26<text:span text:style-name="T2">th</text:span><text:span text:style-name="T3"> 1891/</text:span></text:p>
      <text:p text:style-name="P3"><text:span text:style-name="T3">Rev Dr S. Morais Philad./</text:span></text:p>
      <text:p text:style-name="P3"><text:span text:style-name="T3">Dear Sir!/</text:span></text:p>
      <text:p text:style-name="P3"><text:span text:style-name="T3"><text:tab/>Thanks for your article./ <text:s/>It will appear in the </text:span><text:span text:style-name="T4">December</text:span><text:span text:style-name="T5">/ number of the Menorah (and/ also the beautiful Hebrew/ poem); the November number/ being full./ <text:s/>Very Resply Yours/ M Ellinger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9T12:02:19.13</meta:creation-date>
    <meta:document-statistic meta:table-count="0" meta:image-count="0" meta:object-count="0" meta:page-count="2" meta:paragraph-count="66" meta:word-count="216" meta:character-count="1559"/>
    <dc:date>2011-11-29T12:05:54.28</dc:date>
    <dc:creator>Penn Libraries</dc:creator>
    <meta:editing-duration>PT00H03M35S</meta:editing-duration>
    <meta:editing-cycles>1</meta:editing-cycles>
    <meta:generator>OpenOffice.org/3.2$Win32 OpenOffice.org_project/320m12$Build-9483</meta:generator>
  </office:meta>
</office:document-meta>
</file>